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d6c" officeooo:paragraph-rsid="00036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ikaaa</text:p>
      <text:p text:style-name="P1">sup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04:21:07.905000000</meta:creation-date>
    <dc:date>2024-01-27T04:21:28.362000000</dc:date>
    <meta:editing-duration>PT21S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3"/>
    <meta:generator>LibreOffice/7.5.9.2$Windows_X86_64 LibreOffice_project/cdeefe45c17511d326101eed8008ac4092f278a9</meta:generator>
  </office:meta>
</office:document-meta>
</file>